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846" officeooo:paragraph-rsid="0012f846"/>
    </style:style>
    <style:style style:name="P2" style:family="paragraph" style:parent-style-name="Standard">
      <style:text-properties officeooo:rsid="001306fb" officeooo:paragraph-rsid="001306fb"/>
    </style:style>
    <style:style style:name="P3" style:family="paragraph" style:parent-style-name="Standard">
      <style:text-properties fo:font-weight="bold" officeooo:rsid="001306fb" officeooo:paragraph-rsid="001306fb" style:font-weight-asian="bold" style:font-weight-complex="bold"/>
    </style:style>
    <style:style style:name="P4" style:family="paragraph" style:parent-style-name="Standard">
      <style:text-properties fo:font-weight="bold" officeooo:rsid="0012f846" officeooo:paragraph-rsid="0012f846" style:font-weight-asian="bold" style:font-weight-complex="bold"/>
    </style:style>
    <style:style style:name="P5" style:family="paragraph" style:parent-style-name="Standard">
      <style:text-properties fo:font-weight="bold" officeooo:rsid="00444529" officeooo:paragraph-rsid="00444529" style:font-weight-asian="bold" style:font-weight-complex="bold"/>
    </style:style>
    <style:style style:name="P6" style:family="paragraph" style:parent-style-name="Standard">
      <style:text-properties fo:font-weight="bold" officeooo:rsid="00541a8b" officeooo:paragraph-rsid="00541a8b" style:font-weight-asian="bold" style:font-weight-complex="bold"/>
    </style:style>
    <style:style style:name="P7" style:family="paragraph" style:parent-style-name="Standard">
      <style:text-properties officeooo:paragraph-rsid="001344da"/>
    </style:style>
    <style:style style:name="P8" style:family="paragraph" style:parent-style-name="Standard">
      <style:text-properties officeooo:rsid="002eb83f" officeooo:paragraph-rsid="002eb83f"/>
    </style:style>
    <style:style style:name="P9" style:family="paragraph" style:parent-style-name="Standard">
      <style:text-properties fo:color="#3c3c3c" style:font-name="Monospace" fo:font-size="10pt" officeooo:rsid="0014792b" officeooo:paragraph-rsid="0014792b" style:font-size-asian="10pt"/>
    </style:style>
    <style:style style:name="P10" style:family="paragraph" style:parent-style-name="Standard">
      <style:text-properties officeooo:rsid="0041db6a" officeooo:paragraph-rsid="0041db6a"/>
    </style:style>
    <style:style style:name="P11" style:family="paragraph" style:parent-style-name="Standard">
      <style:text-properties officeooo:rsid="00444529" officeooo:paragraph-rsid="00444529"/>
    </style:style>
    <style:style style:name="P12" style:family="paragraph" style:parent-style-name="Standard">
      <style:text-properties officeooo:rsid="004c247b" officeooo:paragraph-rsid="004c247b"/>
    </style:style>
    <style:style style:name="P13" style:family="paragraph" style:parent-style-name="Standard" style:list-style-name="L1">
      <style:text-properties officeooo:rsid="001344da" officeooo:paragraph-rsid="001344da"/>
    </style:style>
    <style:style style:name="P14" style:family="paragraph" style:parent-style-name="Standard" style:list-style-name="L2">
      <style:text-properties officeooo:rsid="001344da" officeooo:paragraph-rsid="001344da"/>
    </style:style>
    <style:style style:name="P15" style:family="paragraph" style:parent-style-name="Standard" style:list-style-name="L3">
      <style:text-properties officeooo:rsid="001344da" officeooo:paragraph-rsid="0014792b"/>
    </style:style>
    <style:style style:name="P16" style:family="paragraph" style:parent-style-name="Standard" style:list-style-name="L2">
      <style:text-properties officeooo:rsid="0014792b" officeooo:paragraph-rsid="0035b7eb"/>
    </style:style>
    <style:style style:name="P17" style:family="paragraph" style:parent-style-name="Standard" style:list-style-name="L2">
      <style:text-properties officeooo:rsid="0014792b" officeooo:paragraph-rsid="0014792b"/>
    </style:style>
    <style:style style:name="P18" style:family="paragraph" style:parent-style-name="Standard" style:list-style-name="L6">
      <style:text-properties officeooo:rsid="0014792b" officeooo:paragraph-rsid="0014792b"/>
    </style:style>
    <style:style style:name="P19" style:family="paragraph" style:parent-style-name="Standard" style:list-style-name="L2">
      <style:text-properties officeooo:rsid="003491f4" officeooo:paragraph-rsid="003491f4"/>
    </style:style>
    <style:style style:name="P20" style:family="paragraph" style:parent-style-name="Standard" style:list-style-name="L3">
      <style:text-properties officeooo:rsid="003491f4" officeooo:paragraph-rsid="003491f4"/>
    </style:style>
    <style:style style:name="P21" style:family="paragraph" style:parent-style-name="Standard" style:list-style-name="L4">
      <style:text-properties officeooo:rsid="001306fb" officeooo:paragraph-rsid="001306fb"/>
    </style:style>
    <style:style style:name="P22" style:family="paragraph" style:parent-style-name="Standard" style:list-style-name="L6">
      <style:text-properties officeooo:rsid="001306fb" officeooo:paragraph-rsid="001306fb"/>
    </style:style>
    <style:style style:name="P23" style:family="paragraph" style:parent-style-name="Standard" style:list-style-name="L5">
      <style:text-properties officeooo:rsid="0041f5d8" officeooo:paragraph-rsid="001aaf2c"/>
    </style:style>
    <style:style style:name="P24" style:family="paragraph" style:parent-style-name="Standard" style:list-style-name="L5">
      <style:text-properties officeooo:rsid="0020bbe9" officeooo:paragraph-rsid="0020bbe9"/>
    </style:style>
    <style:style style:name="P25" style:family="paragraph" style:parent-style-name="Standard" style:list-style-name="L5">
      <style:text-properties officeooo:rsid="0021ec6a" officeooo:paragraph-rsid="0021ec6a"/>
    </style:style>
    <style:style style:name="P26" style:family="paragraph" style:parent-style-name="Standard" style:list-style-name="L5">
      <style:text-properties officeooo:rsid="002218ed" officeooo:paragraph-rsid="002218ed"/>
    </style:style>
    <style:style style:name="P27" style:family="paragraph" style:parent-style-name="Standard" style:list-style-name="L5">
      <style:text-properties officeooo:rsid="002eb83f" officeooo:paragraph-rsid="002eb83f"/>
    </style:style>
    <style:style style:name="P28" style:family="paragraph" style:parent-style-name="Standard" style:list-style-name="L6">
      <style:text-properties officeooo:rsid="0015a887" officeooo:paragraph-rsid="0015a887"/>
    </style:style>
    <style:style style:name="P29" style:family="paragraph" style:parent-style-name="Standard" style:list-style-name="L6">
      <style:text-properties officeooo:rsid="0041db6a" officeooo:paragraph-rsid="0041db6a"/>
    </style:style>
    <style:style style:name="P30" style:family="paragraph" style:parent-style-name="Standard" style:list-style-name="L7">
      <style:text-properties officeooo:rsid="00444529" officeooo:paragraph-rsid="00444529"/>
    </style:style>
    <style:style style:name="P31" style:family="paragraph" style:parent-style-name="Standard" style:list-style-name="L7">
      <style:text-properties officeooo:rsid="00488221" officeooo:paragraph-rsid="00488221"/>
    </style:style>
    <style:style style:name="P32" style:family="paragraph" style:parent-style-name="Standard" style:list-style-name="L7">
      <style:text-properties officeooo:rsid="004c247b" officeooo:paragraph-rsid="004c247b"/>
    </style:style>
    <style:style style:name="P33" style:family="paragraph" style:parent-style-name="Standard" style:list-style-name="L7">
      <style:text-properties officeooo:rsid="004e9760" officeooo:paragraph-rsid="004e9760"/>
    </style:style>
    <style:style style:name="P34" style:family="paragraph" style:parent-style-name="Standard" style:list-style-name="L7">
      <style:text-properties officeooo:rsid="004fb7b5" officeooo:paragraph-rsid="004fb7b5"/>
    </style:style>
    <style:style style:name="P35" style:family="paragraph" style:parent-style-name="Standard" style:list-style-name="L7">
      <style:text-properties officeooo:rsid="005b0635" officeooo:paragraph-rsid="005b0635"/>
    </style:style>
    <style:style style:name="P36" style:family="paragraph" style:parent-style-name="Standard" style:list-style-name="L7">
      <style:text-properties officeooo:rsid="005b65f6" officeooo:paragraph-rsid="005b65f6"/>
    </style:style>
    <style:style style:name="P37" style:family="paragraph" style:parent-style-name="Standard" style:list-style-name="L7">
      <style:text-properties officeooo:rsid="005f0944" officeooo:paragraph-rsid="005f0944"/>
    </style:style>
    <style:style style:name="T1" style:family="text">
      <style:text-properties officeooo:rsid="0014792b"/>
    </style:style>
    <style:style style:name="T2" style:family="text">
      <style:text-properties officeooo:rsid="0015a887"/>
    </style:style>
    <style:style style:name="T3" style:family="text">
      <style:text-properties officeooo:rsid="00162013"/>
    </style:style>
    <style:style style:name="T4" style:family="text">
      <style:text-properties officeooo:rsid="001a12fb"/>
    </style:style>
    <style:style style:name="T5" style:family="text">
      <style:text-properties officeooo:rsid="001c872a"/>
    </style:style>
    <style:style style:name="T6" style:family="text">
      <style:text-properties officeooo:rsid="0022b910"/>
    </style:style>
    <style:style style:name="T7" style:family="text">
      <style:text-properties officeooo:rsid="0023c39e"/>
    </style:style>
    <style:style style:name="T8" style:family="text">
      <style:text-properties officeooo:rsid="0027731e"/>
    </style:style>
    <style:style style:name="T9" style:family="text">
      <style:text-properties officeooo:rsid="0029206b"/>
    </style:style>
    <style:style style:name="T10" style:family="text">
      <style:text-properties officeooo:rsid="0031d5c2"/>
    </style:style>
    <style:style style:name="T11" style:family="text">
      <style:text-properties officeooo:rsid="0034ca22"/>
    </style:style>
    <style:style style:name="T12" style:family="text">
      <style:text-properties officeooo:rsid="0035b7eb"/>
    </style:style>
    <style:style style:name="T13" style:family="text">
      <style:text-properties officeooo:rsid="003bf23b"/>
    </style:style>
    <style:style style:name="T14" style:family="text">
      <style:text-properties officeooo:rsid="00411cee"/>
    </style:style>
    <style:style style:name="T15" style:family="text">
      <style:text-properties officeooo:rsid="0046073e"/>
    </style:style>
    <style:style style:name="T16" style:family="text">
      <style:text-properties officeooo:rsid="00462e4f"/>
    </style:style>
    <style:style style:name="T17" style:family="text">
      <style:text-properties officeooo:rsid="00480569"/>
    </style:style>
    <style:style style:name="T18" style:family="text">
      <style:text-properties officeooo:rsid="004fb7b5"/>
    </style:style>
    <style:style style:name="T19" style:family="text">
      <style:text-properties officeooo:rsid="0050c053"/>
    </style:style>
    <style:style style:name="T20" style:family="text">
      <style:text-properties officeooo:rsid="005d0e1f"/>
    </style:style>
    <style:style style:name="T21" style:family="text">
      <style:text-properties officeooo:rsid="006496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Subtask B) </text:span>Refactorings:</text:p>
      <text:p text:style-name="P2"/>
      <text:p text:style-name="P3">Grouping related elements together:</text:p>
      <text:list xml:id="list3566485873" text:style-name="L1">
        <text:list-item>
          <text:p text:style-name="P13">AssemblyContext , AssemblyConnectors, System, Provided and Required roles should be moved to an addit<text:span text:style-name="T13">i</text:span>onal package or .ecore-file since they are closely related by concept and not directly related to the SystemIndependentViewPoint. </text:p>
        </text:list-item>
      </text:list>
      <text:p text:style-name="P7"/>
      <text:p text:style-name="P2"/>
      <text:p text:style-name="P3">extracting similar concepts:</text:p>
      <text:list xml:id="list158211923" text:style-name="L2">
        <text:list-item>
          <text:p text:style-name="P14">System, and AssemblyContext share <text:span text:style-name="T1">attributes: required interfaces, collections of connectors (Delegation and Assembly). Those should be extracted in a new Meta-Class Context. <text:s/>The provided Interfaces are not in this extracted MetaClass because the cardinalities differ: An AssemblyContext is allowed to have no provided interfaces but a System has to have at least one. </text:span></text:p>
          <text:p text:style-name="P14"/>
        </text:list-item>
        <text:list-item>
          <text:p text:style-name="P16">The only difference <text:s/><text:span text:style-name="T12">between a CompositeComponent and </text:span>a <text:span text:style-name="T7">low-level</text:span> <text:span text:style-name="T12">Component </text:span>is the encapsulation other AssemblyContext-<text:span text:style-name="T12">Instances</text:span>. Therefore, <text:span text:style-name="T12">Component</text:span> <text:span text:style-name="T3">should</text:span> be used as a supertype of CompositeComponent. </text:p>
        </text:list-item>
      </text:list>
      <text:p text:style-name="P9"><text:tab/></text:p>
      <text:p text:style-name="P9"/>
      <text:list xml:id="list112121212727069" text:continue-numbering="true" text:style-name="L2">
        <text:list-item>
          <text:p text:style-name="P17">Provided and RequiredRoles have the same attributes but aren’t the exact same concept. Therefore, it’s possible to extract a new MetaClass (Role) with the same attributes( name, anssemblycontext, interface) as a supertype <text:span text:style-name="T3">so that P</text:span>rovided- and RequiredRole are Variants of the Role-Superclass.</text:p>
          <text:p text:style-name="P17"/>
        </text:list-item>
        <text:list-item>
          <text:p text:style-name="P19">The <text:s/>RequiredDelegationConnector and ProvidedDelegationConnector are generalized and now have an abstract supertype DelegationConnector. <text:s/><text:span text:style-name="T11">The attributes of the former are generalized and moved to DelegationConnector. </text:span></text:p>
        </text:list-item>
      </text:list>
      <text:p text:style-name="P2"/>
      <text:p text:style-name="P3">reduce coupling:</text:p>
      <text:list xml:id="list1663625799" text:style-name="L3">
        <text:list-item>
          <text:p text:style-name="P15">CompositeComponent and System should be moved to the SystemSpecific AssemblyviewPoint because <text:span text:style-name="T14">they </text:span>encapsulate assemblyContext<text:span text:style-name="T14">s. This r</text:span>educes <text:span text:style-name="T14">the </text:span>coupling of the SystemIndependentViewPoint towards the SystemSpecific assembly viewpoint</text:p>
          <text:p text:style-name="P20"/>
        </text:list-item>
      </text:list>
      <text:p text:style-name="P4"/>
      <text:p text:style-name="P1"/>
      <text:p text:style-name="P3">references or inheritance:</text:p>
      <text:p text:style-name="P2"/>
      <text:list xml:id="list3835206477" text:style-name="L4">
        <text:list-item>
          <text:p text:style-name="P21">Repository should be a <text:span text:style-name="T6">S</text:span>ubtype of RepositoryViewType <text:span text:style-name="T2">per definiton</text:span></text:p>
        </text:list-item>
      </text:list>
      <text:p text:style-name="P1"/>
      <text:p text:style-name="P4">composition:</text:p>
      <text:list xml:id="list728496155" text:style-name="L5">
        <text:list-item>
          <text:p text:style-name="P23">a ViewPoint is composed of several ViewTypes. <text:s/>To ensure that e.g. a SystemSpecificViewPoint isn’t composed oof SystemIndependenViewTypes, we specified several OCL Constraints.</text:p>
        </text:list-item>
        <text:list-item>
          <text:p text:style-name="P24">Service only has associations to signatures and interfaces because those can exist without a service. </text:p>
        </text:list-item>
        <text:list-item>
          <text:p text:style-name="P25">There’s a Composition-Relation between Repository and Interfaces/Component since they can only exist within a Repository</text:p>
        </text:list-item>
        <text:list-item>
          <text:p text:style-name="P26">A CompositeComponent is composed of Assem<text:span text:style-name="T8">b</text:span>lyContexts <text:span text:style-name="T9">(=Instances of Components)</text:span> since <text:span text:style-name="T8">the encapsulated</text:span> AssemblyContexts cannot exist without it’s parent CompositeComponent</text:p>
        </text:list-item>
        <text:list-item>
          <text:p text:style-name="P27">A Component is <text:span text:style-name="T10">in a composition-relation to ServiceEffectSpecification since the latter can only exist with a component. </text:span></text:p>
        </text:list-item>
      </text:list>
      <text:p text:style-name="P8"><text:soft-page-break/></text:p>
      <text:p text:style-name="P8"/>
      <text:p text:style-name="P8"/>
      <text:p text:style-name="P4">instantiability:</text:p>
      <text:p text:style-name="P1"/>
      <text:list xml:id="list606979805" text:style-name="L6">
        <text:list-item>
          <text:p text:style-name="P22">Type, ParameterType should not be instantiable, because it not used directly; only it’s subtypes are used</text:p>
        </text:list-item>
        <text:list-item>
          <text:p text:style-name="P22">Void should be made instantiable, since it can be used <text:span text:style-name="T4">as such theoretically, although it is uninstantiable in java.lang.Void. But in the metamodel a programming language independent design is preferred.</text:span></text:p>
        </text:list-item>
        <text:list-item>
          <text:p text:style-name="P22">Action-Metaclass should not be instantiable, since o<text:span text:style-name="T2">n</text:span>ly it’s subtypes are used</text:p>
        </text:list-item>
        <text:list-item>
          <text:p text:style-name="P18">Role shouldn’t be instantiable, since it’s only used through the subtypes <text:span text:style-name="T2">and doens’t have a meaning per se. </text:span></text:p>
        </text:list-item>
        <text:list-item>
          <text:p text:style-name="P28">Context-Metaclass (result of extraction, see above) shoulnd’t be instantiable, since it’s only used through it’s subclasses and doens’t have a meaning per se</text:p>
        </text:list-item>
        <text:list-item>
          <text:p text:style-name="P29">All ViewPoint-subtypes and all ViewType-Subtypes are abstract because they are only used through their subtypes and have no use per se. </text:p>
        </text:list-item>
      </text:list>
      <text:p text:style-name="P10"/>
      <text:p text:style-name="P5">Improvement to the modelling <text:span text:style-name="T17">from subtask a</text:span>:</text:p>
      <text:p text:style-name="P11"/>
      <text:list xml:id="list54601468" text:style-name="L7">
        <text:list-item>
          <text:p text:style-name="P30">The EnvironmentViewType was not directly considered in the environment <text:span text:style-name="T15">concept classes</text:span> in the subtask a), but the Environment class is actually a specific EnvironmentViewType itself, so therefor<text:span text:style-name="T16">e</text:span> EnvironmentViewType becomes the super class of Environment</text:p>
        </text:list-item>
        <text:list-item>
          <text:p text:style-name="P30">The AllocationViewType was also not considered in the prior task in the environment concept <text:span text:style-name="T16">classes. But AllocationContext is actually a specific AllocationViewType and therefore AllocationViewType becomes the super class of AllocationContext.</text:span></text:p>
        </text:list-item>
        <text:list-item>
          <text:p text:style-name="P31">The lower boundaries for the reference from InterfaceServiceMapEntry to Interface and for the reference from InterfaceServiceMapEntry to Service was changed from 0 to 1, since the InterfaceServiceMapEntry exists solely for the mapping from Interface to Service and without either of these there is no mapping and therefore no instance of InterfaceServiceMapEntry</text:p>
        </text:list-item>
        <text:list-item>
          <text:p text:style-name="P32">Fixed a small error: <text:s/>the reference from DelegationConnector to RequiredRole in assembly.ecore was changed to a reference from DelegationConnector to class Role</text:p>
        </text:list-item>
      </text:list>
      <text:p text:style-name="P12"/>
      <text:p text:style-name="P6"><text:span text:style-name="T20">our r</text:span>efactorings for c)</text:p>
      <text:list xml:id="list112121854002634" text:continue-numbering="true" text:style-name="L7">
        <text:list-item>
          <text:p text:style-name="P33">In general it is necessary for most Metaclasses to have a name-Attribute or another identifying Attribute to distinguish properly between different instances of a class , for example if you <text:span text:style-name="T18">create model instances with an editor for your metamodel</text:span></text:p>
        </text:list-item>
        <text:list-item>
          <text:p text:style-name="P34">It also helpful if there is <text:span text:style-name="T19">a </text:span>dedicated container-class per ViewType <text:span text:style-name="T19">for all the corresponding classes, especially if you are creating model instances with an editor (we also don’t have it everywhere)</text:span></text:p>
        </text:list-item>
        <text:list-item>
          <text:p text:style-name="P35">removed Orderedness from every collection where it’s not necessary, because it hinders ocl-constraint-validation</text:p>
        </text:list-item>
        <text:list-item>
          <text:p text:style-name="P36">attributes name<text:span text:style-name="T20">d</text:span> “interface” had to be renamed “interFace” due to collision with ocl’s reserved keyword “<text:span text:style-name="T20">interface” </text:span></text:p>
        </text:list-item>
        <text:list-item>
          <text:p text:style-name="P37">Problem: In the generated editor, it is possible to generat meta-model instances of certain classes as children of another meta-class. <text:span text:style-name="T21">It can be a problem if <text:s/>a simple reference is intended </text:span></text:p>
          <text:p text:style-name="P3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1:16.765598493</meta:creation-date>
    <dc:date>2019-05-18T11:21:20.395204422</dc:date>
    <meta:editing-duration>PT7H2M4S</meta:editing-duration>
    <meta:editing-cycles>50</meta:editing-cycles>
    <meta:generator>LibreOffice/6.0.7.3$Linux_X86_64 LibreOffice_project/00m0$Build-3</meta:generator>
    <meta:document-statistic meta:table-count="0" meta:image-count="0" meta:object-count="0" meta:page-count="2" meta:paragraph-count="41" meta:word-count="745" meta:character-count="5233" meta:non-whitespace-character-count="4537"/>
  </office:meta>
</office:document-meta>
</file>